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text-properties style:font-name="Arial"/>
    </style:style>
    <style:style style:name="P4"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P5" style:family="paragraph" style:parent-style-name="Text_20_body" style:list-style-name="L1">
      <style:paragraph-properties fo:margin-top="0in" fo:margin-bottom="0.1in"/>
      <style:text-properties style:font-name="Arial"/>
    </style:style>
    <style:style style:name="P6" style:family="paragraph" style:parent-style-name="Heading_20_3">
      <style:paragraph-properties fo:text-align="center" style:justify-single-word="false"/>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Welcome to <text:span text:style-name="T1">GraphicsMagick</text:span>!</text:h>
      <text:h text:style-name="P3"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4" text:outline-level="4">Installation Steps</text:h>
      <text:p text:style-name="P1"><text:s/>The following describes the steps remaining to install GraphicsMagick.</text:p>
      <text:h text:style-name="P3"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3.8-Q8”. Once you have entered the desired installation directory, then select “Next&gt;” to continue. </text:p>
      <text:h text:style-name="P3" text:outline-level="4">Select Start Menu Folder</text:h>
      <text:p text:style-name="P2">Select the folder where you would like the program's shortcuts to appear. The default should normally be satisfactory. Click on “Next&gt;” to continue. </text:p>
      <text:h text:style-name="P3" text:outline-level="4">Select Additional Tasks</text:h>
      <text:p text:style-name="P2">A screen is displayed which presents most (or all) of the following options:</text:p>
      <text:list xml:id="list29686360" text:style-name="L1">
        <text:list-item>
          <text:p text:style-name="P5">Create a desktop icon</text:p>
        </text:list-item>
        <text:list-item>
          <text:p text:style-name="P5">Update executable search path</text:p>
        </text:list-item>
        <text:list-item>
          <text:p text:style-name="P5">Associate supported file extensions with GraphicsMagick</text:p>
        </text:list-item>
        <text:list-item>
          <text:p text:style-name="P5">Install development headers and libraries for C and C++</text:p>
        </text:list-item>
        <text:list-item>
          <text:p text:style-name="P5">Install PerlMagick for ActiveState Perl v5.8.3 build 809</text:p>
        </text:list-item>
        <text:list-item>
          <text:p text:style-name="P5">Install ImageMagickObject OLE Control for VBscript, Visual Basic, and WSH.</text:p>
        </text:list-item>
      </text:list>
      <text:p text:style-name="P2">"Creating a desktop icon" and "Update the executable search path" are selected by default. The remaining options default to un-selected. Select the options you prefer.</text:p>
      <text:p text:style-name="P2">Think twice before selecting "Associate supported file extensions with GraphicsMagick" since this will set up approximately fifty file associations, including common formats like JPEG, GIF, PNG, TIFF, and PDF. These file associations will be to the 'gmdisplay' program which is suitable for <text:soft-page-break/>displaying images, but currently offers little more than that. Windows XP seems to handle the file assocations pretty well, allowing you to choose from a list of programs.. Associations for GraphicsMagick's native formats (such as MIFF) will always be made.</text:p>
      <text:p text:style-name="P2">Once you have made your selections, click on “Next&gt;” to continue. </text:p>
      <text:h text:style-name="P3"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3" text:outline-level="4">Installation Progress</text:h>
      <text:p text:style-name="P2">While the install program is performing the installation, it will display what it is doing in an installation progress window. </text:p>
      <text:h text:style-name="P3"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3"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10-01-14T10:00:26</dc:date>
    <dc:language>en-US</dc:language>
    <meta:editing-cycles>9</meta:editing-cycles>
    <meta:editing-duration>PT00H16M01S</meta:editing-duration>
    <meta:document-statistic meta:table-count="0" meta:image-count="0" meta:object-count="0" meta:page-count="2" meta:paragraph-count="31" meta:word-count="662" meta:character-count="4257"/>
    <meta:user-defined meta:name="Info 1"/>
    <meta:user-defined meta:name="Info 2"/>
    <meta:user-defined meta:name="Info 3"/>
    <meta:user-defined meta:name="Info 4"/>
  </office:meta>
</office:document-meta>
</file>